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s</text:p>
          </table:table-cell>
          <table:table-cell table:style-name="ce1" office:value-type="string" calcext:value-type="string" table:number-columns-spanned="3" table:number-rows-spanned="1">
            <text:p>CLSPM</text:p>
          </table:table-cell>
          <table:covered-table-cell table:number-columns-repeated="2"/>
        </table:table-row>
        <table:table-row table:style-name="ro1">
          <table:covered-table-cell table:style-name="Default"/>
          <table:table-cell table:style-name="ce2" office:value-type="string" calcext:value-type="string">
            <text:p>Objectif</text:p>
          </table:table-cell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Gap (%)</text:p>
          </table:table-cell>
        </table:table-row>
        <table:table-row table:style-name="ro1">
          <table:table-cell office:value-type="string" calcext:value-type="string">
            <text:p>25-15-1</text:p>
          </table:table-cell>
          <table:table-cell office:value-type="float" office:value="256685.57" calcext:value-type="float">
            <text:p>256685,57</text:p>
          </table:table-cell>
          <table:table-cell office:value-type="float" office:value="7200" calcext:value-type="float">
            <text:p>7200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25-15-2</text:p>
          </table:table-cell>
          <table:table-cell office:value-type="float" office:value="262267.19" calcext:value-type="float">
            <text:p>262267,19</text:p>
          </table:table-cell>
          <table:table-cell office:value-type="float" office:value="154.04" calcext:value-type="float">
            <text:p>154,04</text:p>
          </table:table-cell>
          <table:table-cell table:style-name="ce3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5-15-3</text:p>
          </table:table-cell>
          <table:table-cell office:value-type="float" office:value="282083.8" calcext:value-type="float">
            <text:p>282083,8</text:p>
          </table:table-cell>
          <table:table-cell office:value-type="float" office:value="7200" calcext:value-type="float">
            <text:p>7200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5-15-4</text:p>
          </table:table-cell>
          <table:table-cell office:value-type="float" office:value="280265.4" calcext:value-type="float">
            <text:p>280265,4</text:p>
          </table:table-cell>
          <table:table-cell office:value-type="float" office:value="1267.19" calcext:value-type="float">
            <text:p>1267,1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5-15-5</text:p>
          </table:table-cell>
          <table:table-cell office:value-type="float" office:value="287579.32" calcext:value-type="float">
            <text:p>287579,32</text:p>
          </table:table-cell>
          <table:table-cell office:value-type="float" office:value="57.1" calcext:value-type="float">
            <text:p>57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5-15-6</text:p>
          </table:table-cell>
          <table:table-cell office:value-type="float" office:value="287251.87" calcext:value-type="float">
            <text:p>287251,87</text:p>
          </table:table-cell>
          <table:table-cell office:value-type="float" office:value="13.25" calcext:value-type="float">
            <text:p>13,2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5-15-7</text:p>
          </table:table-cell>
          <table:table-cell office:value-type="float" office:value="284646.43" calcext:value-type="float">
            <text:p>284646,43</text:p>
          </table:table-cell>
          <table:table-cell office:value-type="float" office:value="1508.32" calcext:value-type="float">
            <text:p>1508,32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5-15-8</text:p>
          </table:table-cell>
          <table:table-cell office:value-type="float" office:value="262632.83" calcext:value-type="float">
            <text:p>262632,83</text:p>
          </table:table-cell>
          <table:table-cell office:value-type="float" office:value="187.69" calcext:value-type="float">
            <text:p>187,6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25-15-9</text:p>
          </table:table-cell>
          <table:table-cell office:value-type="float" office:value="272056.95" calcext:value-type="float">
            <text:p>272056,95</text:p>
          </table:table-cell>
          <table:table-cell office:value-type="float" office:value="7200" calcext:value-type="float">
            <text:p>7200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25-15-10</text:p>
          </table:table-cell>
          <table:table-cell office:value-type="float" office:value="270539.22" calcext:value-type="float">
            <text:p>270539,22</text:p>
          </table:table-cell>
          <table:table-cell office:value-type="float" office:value="491.44" calcext:value-type="float">
            <text:p>491,4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0-25-1</text:p>
          </table:table-cell>
          <table:table-cell office:value-type="float" office:value="490868.07" calcext:value-type="float">
            <text:p>490868,07</text:p>
          </table:table-cell>
          <table:table-cell office:value-type="float" office:value="7200" calcext:value-type="float">
            <text:p>72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30-25-2</text:p>
          </table:table-cell>
          <table:table-cell office:value-type="float" office:value="483403.69" calcext:value-type="float">
            <text:p>483403,69</text:p>
          </table:table-cell>
          <table:table-cell office:value-type="float" office:value="1097.31" calcext:value-type="float">
            <text:p>1097,3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0-25-3</text:p>
          </table:table-cell>
          <table:table-cell office:value-type="float" office:value="487671.27" calcext:value-type="float">
            <text:p>487671,27</text:p>
          </table:table-cell>
          <table:table-cell office:value-type="float" office:value="7200" calcext:value-type="float">
            <text:p>7200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30-25-4</text:p>
          </table:table-cell>
          <table:table-cell office:value-type="float" office:value="501471.06" calcext:value-type="float">
            <text:p>501471,06</text:p>
          </table:table-cell>
          <table:table-cell office:value-type="float" office:value="7200" calcext:value-type="float">
            <text:p>7200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30-25-5</text:p>
          </table:table-cell>
          <table:table-cell office:value-type="float" office:value="491061.61" calcext:value-type="float">
            <text:p>491061,61</text:p>
          </table:table-cell>
          <table:table-cell office:value-type="float" office:value="18.06" calcext:value-type="float">
            <text:p>18,0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0-25-6</text:p>
          </table:table-cell>
          <table:table-cell office:value-type="float" office:value="474966.61" calcext:value-type="float">
            <text:p>474966,61</text:p>
          </table:table-cell>
          <table:table-cell office:value-type="float" office:value="23.31" calcext:value-type="float">
            <text:p>23,3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0-25-7</text:p>
          </table:table-cell>
          <table:table-cell office:value-type="float" office:value="480444" calcext:value-type="float">
            <text:p>480444</text:p>
          </table:table-cell>
          <table:table-cell office:value-type="float" office:value="1334.37" calcext:value-type="float">
            <text:p>1334,3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0-25-8</text:p>
          </table:table-cell>
          <table:table-cell office:value-type="float" office:value="478180" calcext:value-type="float">
            <text:p>478180</text:p>
          </table:table-cell>
          <table:table-cell office:value-type="float" office:value="1763.64" calcext:value-type="float">
            <text:p>1763,6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0-25-9</text:p>
          </table:table-cell>
          <table:table-cell office:value-type="float" office:value="486496.15" calcext:value-type="float">
            <text:p>486496,15</text:p>
          </table:table-cell>
          <table:table-cell office:value-type="float" office:value="36.83" calcext:value-type="float">
            <text:p>36,8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0-25-10</text:p>
          </table:table-cell>
          <table:table-cell office:value-type="float" office:value="492493.59" calcext:value-type="float">
            <text:p>492493,59</text:p>
          </table:table-cell>
          <table:table-cell office:value-type="float" office:value="40.7" calcext:value-type="float">
            <text:p>40,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/>
          <table:table-cell table:formula="of:=AVERAGE([.C16:.C25])" office:value-type="float" office:value="2591.422" calcext:value-type="float">
            <text:p>2591,42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35-25-1</text:p>
          </table:table-cell>
          <table:table-cell office:value-type="float" office:value="569859.12" calcext:value-type="float">
            <text:p>569859,12</text:p>
          </table:table-cell>
          <table:table-cell office:value-type="float" office:value="2028.56" calcext:value-type="float">
            <text:p>2028,56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2</text:p>
          </table:table-cell>
          <table:table-cell office:value-type="float" office:value="581821.88" calcext:value-type="float">
            <text:p>581821,88</text:p>
          </table:table-cell>
          <table:table-cell office:value-type="float" office:value="7200" calcext:value-type="float">
            <text:p>7200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35-25-3</text:p>
          </table:table-cell>
          <table:table-cell office:value-type="float" office:value="581059.33" calcext:value-type="float">
            <text:p>581059,33</text:p>
          </table:table-cell>
          <table:table-cell office:value-type="float" office:value="253.79" calcext:value-type="float">
            <text:p>253,79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4</text:p>
          </table:table-cell>
          <table:table-cell office:value-type="float" office:value="571296.71" calcext:value-type="float">
            <text:p>571296,71</text:p>
          </table:table-cell>
          <table:table-cell office:value-type="float" office:value="7200" calcext:value-type="float">
            <text:p>7200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string" calcext:value-type="string">
            <text:p>35-25-5</text:p>
          </table:table-cell>
          <table:table-cell office:value-type="float" office:value="568119.22" calcext:value-type="float">
            <text:p>568119,22</text:p>
          </table:table-cell>
          <table:table-cell office:value-type="float" office:value="1214.28" calcext:value-type="float">
            <text:p>1214,2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6</text:p>
          </table:table-cell>
          <table:table-cell office:value-type="float" office:value="581267.89" calcext:value-type="float">
            <text:p>581267,89</text:p>
          </table:table-cell>
          <table:table-cell office:value-type="float" office:value="105.95" calcext:value-type="float">
            <text:p>105,9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7</text:p>
          </table:table-cell>
          <table:table-cell office:value-type="float" office:value="575877.12" calcext:value-type="float">
            <text:p>575877,12</text:p>
          </table:table-cell>
          <table:table-cell office:value-type="float" office:value="1702.97" calcext:value-type="float">
            <text:p>1702,97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8</text:p>
          </table:table-cell>
          <table:table-cell office:value-type="float" office:value="565137.84" calcext:value-type="float">
            <text:p>565137,84</text:p>
          </table:table-cell>
          <table:table-cell office:value-type="float" office:value="43.68" calcext:value-type="float">
            <text:p>43,68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9</text:p>
          </table:table-cell>
          <table:table-cell office:value-type="float" office:value="556111" calcext:value-type="float">
            <text:p>556111</text:p>
          </table:table-cell>
          <table:table-cell office:value-type="float" office:value="610.93" calcext:value-type="float">
            <text:p>610,9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35-25-10</text:p>
          </table:table-cell>
          <table:table-cell office:value-type="float" office:value="578785.07" calcext:value-type="float">
            <text:p>578785,07</text:p>
          </table:table-cell>
          <table:table-cell office:value-type="float" office:value="7200" calcext:value-type="float">
            <text:p>7200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table:style-name="Default"/>
          <table:table-cell/>
          <table:table-cell table:formula="of:=AVERAGE([.C29:.C38])" office:value-type="float" office:value="2756.016" calcext:value-type="float">
            <text:p>2756,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00-00-00</text:date>, <text:time style:data-style-name="N2" text:time-value="13:22:23.796386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9:01:40.601963375</meta:creation-date>
    <dc:date>2023-10-05T15:51:53.314955810</dc:date>
    <meta:editing-duration>P2DT4H40M11S</meta:editing-duration>
    <meta:editing-cycles>3</meta:editing-cycles>
    <meta:generator>LibreOffice/7.1.8.1$Linux_X86_64 LibreOffice_project/10$Build-1</meta:generator>
    <meta:document-statistic meta:table-count="1" meta:cell-count="127" meta:object-count="0"/>
  </office:meta>
</office:document-meta>
</file>